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p text:style-name="Normal">Les bases de données en 2024 : l’évolution vers des systèmes plus intelligents et accessibles</text:p>
      <text:p/>
      <text:p text:style-name="Normal">En 2024, les bases de données continuent d’être le socle de la révolution numérique, évoluant vers des architectures plus performantes, résilientes et adaptées aux besoins croissants des entreprises et des utilisateurs. Avec l’essor de l’intelligence artificielle (IA), du machine learning (ML) et de l’Internet des objets (IoT), les systèmes de gestion de bases de données (SGBD) doivent faire face à des défis majeurs : traiter un volume exponentiel d’informations en temps réel, garantir une sécurité renforcée face aux cybermenaces et optimiser la scalabilité.</text:p>
      <text:p/>
      <text:p text:style-name="Normal">L’une des tendances marquantes en 2024 est l’adoption massive des bases de données vectorielles, essentielles pour alimenter les modèles d’IA générative. Ces systèmes permettent un stockage et une recherche efficaces d’embeddings, ces représentations mathématiques qui capturent le sens du langage ou les caractéristiques visuelles. Des plateformes comme Pinecone, Weaviate ou Milvus connaissent ainsi une croissance fulgurante, répondant aux besoins croissants en analyse sémantique.</text:p>
      <text:p/>
      <text:p text:style-name="Normal">Parallèlement, les bases multi-modèles gagnent en popularité. Plutôt que d’utiliser plusieurs solutions distinctes pour gérer SQL (relationnel), NoSQL (documentaires) ou graphiques (comme Neo4j), ces new-generation databases intègrent ces fonctionnalités dans un même environnement. MongoDB Atlas Multi-Cloud Database ou Amazon Aurora Serverless illustrent cette tendance vers une simplification technologique.</text:p>
      <text:p/>
      <text:p text:style-name="Normal">La souveraineté numérique pousse aussi à développer davantage d’infrastructures décentralisées, via la blockchain mais aussi via le développement localisé ("edge computing"). Les entreprises cherchent désormais à concilier performance mondiale avec conformité réglementaire stricte (RGPD, CCPA).</text:p>
      <text:p/>
      <text:p text:style-name="Normal">Enfin, l’automatisation devient centrale dans la gestion quotidienne. Les outils low-code/no-code simplifient la création et la maintenance pour les non-experts tandis que les corrélations automatisées entre métriques opérationnelles réduisent considérablement les risques humains.</text:p>
      <text:p/>
      <text:p text:style-name="Normal">En conclusion, 2024 confirme que si la base reste fondamentale… elle n’a jamais été aussi dynamique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Titre1" style:family="paragraph" style:display-name="Titre1">
      <style:text-properties fo:font-size="18pt" fo:font-weight="bold"/>
      <style:paragraph-properties fo:margin-bottom="0.5cm" fo:margin-top="0.3cm"/>
    </style:style>
    <style:style style:name="Titre2" style:family="paragraph" style:display-name="Titre2">
      <style:text-properties fo:font-size="14pt" fo:font-weight="bold"/>
      <style:paragraph-properties fo:margin-bottom="0.4cm" fo:margin-top="0.5cm"/>
    </style:style>
    <style:style style:name="Titre3" style:family="paragraph" style:display-name="Titre3">
      <style:text-properties fo:font-size="12pt" fo:font-weight="bold"/>
      <style:paragraph-properties fo:margin-bottom="0.3cm" fo:margin-top="0.4cm"/>
    </style:style>
    <style:style style:name="Normal" style:family="paragraph" style:display-name="Normal">
      <style:text-properties fo:font-size="11pt"/>
      <style:paragraph-properties fo:margin-bottom="0.3cm" fo:text-align="justify"/>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